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09c59b" officeooo:paragraph-rsid="0009c59b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c59b" officeooo:paragraph-rsid="0009c59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09c59b" officeooo:paragraph-rsid="0009c59b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ure Based UI Project Submission File</text:p>
      <text:p text:style-name="P2"/>
      <text:p text:style-name="P2"/>
      <text:p text:style-name="P2"/>
      <text:p text:style-name="P3">Github Repo Link: <text:a xlink:type="simple" xlink:href="https://github.com/Antaine/TheMadMaze" text:style-name="Internet_20_link" text:visited-style-name="Visited_20_Internet_20_Link">https://github.com/Antaine/TheMadMaze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8:31.789809262</meta:creation-date>
    <dc:date>2020-04-07T17:23:19.772123050</dc:date>
    <meta:editing-duration>PT4M51S</meta:editing-duration>
    <meta:editing-cycles>1</meta:editing-cycles>
    <meta:document-statistic meta:table-count="0" meta:image-count="0" meta:object-count="0" meta:page-count="1" meta:paragraph-count="2" meta:word-count="10" meta:character-count="95" meta:non-whitespace-character-count="87"/>
    <meta:generator>LibreOffice/6.0.7.3$Linux_X86_64 LibreOffice_project/00m0$Build-3</meta:generator>
  </office:meta>
</office:document-meta>
</file>